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3">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3">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3">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3">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3">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3">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3">00/00/0000</text:date>, <text:time style:data-style-name="N2" text:time-value="0000-00-00T17:44: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3T17:40:49</dc:date>
    <meta:editing-duration>P3DT2H55M21S</meta:editing-duration>
    <meta:editing-cycles>330</meta:editing-cycles>
    <meta:generator>LibreOffice/4.0.2.2$Linux_X86_64 LibreOffice_project/400m0$Build-2</meta:generator>
    <dc:creator>sharmar </dc:creator>
    <meta:document-statistic meta:table-count="1" meta:cell-count="18289" meta:object-count="0"/>
  </office:meta>
</office:document-meta>
</file>